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/text:p>
          </table:table-cell>
          <table:table-cell table:style-name="Tableau1.A3" table:number-columns-spanned="2" office:value-type="string">
            <text:p text:style-name="P1"><text:text-input text:description=""/></text:p>
          </table:table-cell>
          <table:covered-table-cell/>
          <table:table-cell table:style-name="Tableau1.D3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5:01:36.498365972</dc:date>
    <meta:editing-duration>PT7H11M9S</meta:editing-duration>
    <meta:editing-cycles>124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19" meta:word-count="89" meta:character-count="505" meta:non-whitespace-character-count="462"/>
  </office:meta>
</office:document-meta>
</file>